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139in"/>
    </style:style>
    <style:style style:name="Table1.C" style:family="table-column">
      <style:table-column-properties style:column-width="2.2444in"/>
    </style:style>
    <style:style style:name="Table1.D" style:family="table-column">
      <style:table-column-properties style:column-width="1.9813in"/>
    </style:style>
    <style:style style:name="Table1.E" style:family="table-column">
      <style:table-column-properties style:column-width="0.953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8264in"/>
    </style:style>
    <style:style style:name="Table2.B" style:family="table-column">
      <style:table-column-properties style:column-width="0.741in"/>
    </style:style>
    <style:style style:name="Table2.C" style:family="table-column">
      <style:table-column-properties style:column-width="1.8882in"/>
    </style:style>
    <style:style style:name="Table2.D" style:family="table-column">
      <style:table-column-properties style:column-width="2.209in"/>
    </style:style>
    <style:style style:name="Table2.E" style:family="table-column">
      <style:table-column-properties style:column-width="1.028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1167in"/>
    </style:style>
    <style:style style:name="Table3.B" style:family="table-column">
      <style:table-column-properties style:column-width="0.7306in"/>
    </style:style>
    <style:style style:name="Table3.C" style:family="table-column">
      <style:table-column-properties style:column-width="1.7785in"/>
    </style:style>
    <style:style style:name="Table3.D" style:family="table-column">
      <style:table-column-properties style:column-width="2.0465in"/>
    </style:style>
    <style:style style:name="Table3.E" style:family="table-column">
      <style:table-column-properties style:column-width="1.020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0.8424in"/>
    </style:style>
    <style:style style:name="Table4.B" style:family="table-column">
      <style:table-column-properties style:column-width="0.7569in"/>
    </style:style>
    <style:style style:name="Table4.C" style:family="table-column">
      <style:table-column-properties style:column-width="1.7625in"/>
    </style:style>
    <style:style style:name="Table4.D" style:family="table-column">
      <style:table-column-properties style:column-width="2.3417in"/>
    </style:style>
    <style:style style:name="Table4.E" style:family="table-column">
      <style:table-column-properties style:column-width="0.989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2257in"/>
    </style:style>
    <style:style style:name="Table5.B" style:family="table-column">
      <style:table-column-properties style:column-width="0.7396in"/>
    </style:style>
    <style:style style:name="Table5.C" style:family="table-column">
      <style:table-column-properties style:column-width="1.7271in"/>
    </style:style>
    <style:style style:name="Table5.D" style:family="table-column">
      <style:table-column-properties style:column-width="2.0153in"/>
    </style:style>
    <style:style style:name="Table5.E" style:family="table-column">
      <style:table-column-properties style:column-width="0.9854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art 1: API Design Exercise</text:h>
      <text:h text:style-name="Heading_20_4" text:outline-level="4">Scenario</text:h>
      <text:p text:style-name="Text_20_body">You are building a social media platform similar to Instagram with resources for:</text:p>
      <text:list xml:id="list4059182582" text:style-name="L1">
        <text:list-item>
          <text:p text:style-name="P2"><text:span text:style-name="Strong_20_Emphasis">Posts</text:span></text:p>
        </text:list-item>
        <text:list-item>
          <text:p text:style-name="P2"><text:span text:style-name="Strong_20_Emphasis">Users</text:span></text:p>
        </text:list-item>
        <text:list-item>
          <text:p text:style-name="P2"><text:span text:style-name="Strong_20_Emphasis">Comments</text:span></text:p>
        </text:list-item>
        <text:list-item>
          <text:p text:style-name="P2"><text:span text:style-name="Strong_20_Emphasis">Likes</text:span></text:p>
        </text:list-item>
        <text:list-item>
          <text:p text:style-name="P1"><text:span text:style-name="Strong_20_Emphasis">Followers</text:span></text:p>
        </text:list-item>
      </text:list>
      <text:h text:style-name="Heading_20_4" text:outline-level="4">API Endpoints Design</text:h>
      <text:p text:style-name="Text_20_body"><text:span text:style-name="Strong_20_Emphasis">Users Resourc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URI/Endpoint</text:p>
            </table:table-cell>
            <table:table-cell table:style-name="Table1.A1" office:value-type="string">
              <text:p text:style-name="Table_20_Heading">HTTP Method</text:p>
            </table:table-cell>
            <table:table-cell table:style-name="Table1.A1" office:value-type="string">
              <text:p text:style-name="Table_20_Heading">Request Body</text:p>
            </table:table-cell>
            <table:table-cell table:style-name="Table1.A1" office:value-type="string">
              <text:p text:style-name="Table_20_Heading">Response Body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/users</text:span></text:p>
          </table:table-cell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Header: <text:span text:style-name="Source_20_Text">Authorization: Bearer {token}</text:span><text:line-break/>Query Parameters: <text:span text:style-name="Source_20_Text">page=1</text:span>, <text:span text:style-name="Source_20_Text">limit=10</text:span></text:p>
          </table:table-cell>
          <table:table-cell table:style-name="Table1.A1" office:value-type="string">
            <text:p text:style-name="Table_20_Contents">Status: 200 OK<text:line-break/>Content: <text:span text:style-name="Source_20_Text">{ "success": true, "count": 50, "page": 1, "total_pages": 5, "data": [{ "id": 1, "username": "traveler", "full_name": "Karma", "profile_picture": "https://example.com/profiles/alex.jpg", "bio": "Travel photographer", "created_at": "2023-01-15" }, ...] }</text:span></text:p>
          </table:table-cell>
          <table:table-cell table:style-name="Table1.A1" office:value-type="string">
            <text:p text:style-name="Table_20_Contents">Get a list of users</text:p>
          </table:table-cell>
        </table:table-row>
        <table:table-row>
          <table:table-cell table:style-name="Table1.A1" office:value-type="string">
            <text:p text:style-name="Table_20_Contents"><text:span text:style-name="Source_20_Text">/users</text:span></text:p>
          </table:table-cell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Headers: <text:span text:style-name="Source_20_Text">Authorization: Bearer {token}</text:span><text:line-break/>Content-Type: <text:span text:style-name="Source_20_Text">application/json</text:span><text:line-break/>Body: <text:span text:style-name="Source_20_Text">{ "username": "new_traveler", "email": "new@example.com", "password": "securepassword", "full_name": "New Traveler", "bio": "Adventure seeker" }</text:span></text:p>
          </table:table-cell>
          <table:table-cell table:style-name="Table1.A1" office:value-type="string">
            <text:p text:style-name="Table_20_Contents">Status: 201 Created<text:line-break/>Content: <text:span text:style-name="Source_20_Text">{ "success": true, "data": { "id": 51, "username": "new_traveler", "full_name": "New Traveler", "created_at": "2023-03-20" } }</text:span></text:p>
          </table:table-cell>
          <table:table-cell table:style-name="Table1.A1" office:value-type="string">
            <text:p text:style-name="Table_20_Contents">Create a new us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/users/{id}</text:span></text:p>
          </table:table-cell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Headers: <text:span text:style-name="Source_20_Text">Authorization: Bearer {token}</text:span></text:p>
          </table:table-cell>
          <table:table-cell table:style-name="Table1.A1" office:value-type="string">
            <text:p text:style-name="Table_20_Contents">Status: 200 OK<text:line-break/>Content: <text:span text:style-name="Source_20_Text">{ "id": 1, "username": </text:span><text:soft-page-break/><text:span text:style-name="Source_20_Text">"traveler", "full_name": "Karma", "profile_picture": "https://example.com/profiles/alex.jpg", "bio": "Travel photographer", "created_at": "2023-01-15" }</text:span></text:p>
          </table:table-cell>
          <table:table-cell table:style-name="Table1.A1" office:value-type="string">
            <text:p text:style-name="Table_20_Contents">Get a specific user by ID</text:p>
          </table:table-cell>
        </table:table-row>
        <table:table-row>
          <table:table-cell table:style-name="Table1.A1" office:value-type="string">
            <text:p text:style-name="Table_20_Contents"><text:span text:style-name="Source_20_Text">/users/{id}</text:span></text:p>
          </table:table-cell>
          <table:table-cell table:style-name="Table1.A1" office:value-type="string">
            <text:p text:style-name="Table_20_Contents">PUT</text:p>
          </table:table-cell>
          <table:table-cell table:style-name="Table1.A1" office:value-type="string">
            <text:p text:style-name="Table_20_Contents">Headers: <text:span text:style-name="Source_20_Text">Authorization: Bearer {token}</text:span><text:line-break/>Content-Type: <text:span text:style-name="Source_20_Text">application/json</text:span><text:line-break/>Body: <text:span text:style-name="Source_20_Text">{ "username": "updated_traveler", "full_name": "Updated Name", "bio": "Updated bio" }</text:span></text:p>
          </table:table-cell>
          <table:table-cell table:style-name="Table1.A1" office:value-type="string">
            <text:p text:style-name="Table_20_Contents">Status: 200 OK<text:line-break/>Content: <text:span text:style-name="Source_20_Text">{ "success": true, "data": { "id": 1, "username": "updated_traveler", "full_name": "Updated Name", "bio": "Updated bio", "updated_at": "2023-03-21" } }</text:span></text:p>
          </table:table-cell>
          <table:table-cell table:style-name="Table1.A1" office:value-type="string">
            <text:p text:style-name="Table_20_Contents">Update an existing user by ID</text:p>
          </table:table-cell>
        </table:table-row>
        <table:table-row>
          <table:table-cell table:style-name="Table1.A1" office:value-type="string">
            <text:p text:style-name="Table_20_Contents"><text:span text:style-name="Source_20_Text">/users/{id}</text:span></text:p>
          </table:table-cell>
          <table:table-cell table:style-name="Table1.A1" office:value-type="string">
            <text:p text:style-name="Table_20_Contents">DELETE</text:p>
          </table:table-cell>
          <table:table-cell table:style-name="Table1.A1" office:value-type="string">
            <text:p text:style-name="Table_20_Contents">Headers: <text:span text:style-name="Source_20_Text">Authorization: Bearer {token}</text:span></text:p>
          </table:table-cell>
          <table:table-cell table:style-name="Table1.A1" office:value-type="string">
            <text:p text:style-name="Table_20_Contents">Status: 204 No Content</text:p>
          </table:table-cell>
          <table:table-cell table:style-name="Table1.A1" office:value-type="string">
            <text:p text:style-name="Table_20_Contents">Delete a user by ID</text:p>
          </table:table-cell>
        </table:table-row>
      </table:table>
      <text:p text:style-name="Horizontal_20_Line"/>
      <text:p text:style-name="Text_20_body"><text:span text:style-name="Strong_20_Emphasis">Posts Resourc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URI/Endpoint</text:p>
            </table:table-cell>
            <table:table-cell table:style-name="Table2.A1" office:value-type="string">
              <text:p text:style-name="Table_20_Heading">HTTP Method</text:p>
            </table:table-cell>
            <table:table-cell table:style-name="Table2.A1" office:value-type="string">
              <text:p text:style-name="Table_20_Heading">Request Body</text:p>
            </table:table-cell>
            <table:table-cell table:style-name="Table2.A1" office:value-type="string">
              <text:p text:style-name="Table_20_Heading">Response Body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/posts</text:span></text:p>
          </table:table-cell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Header: <text:span text:style-name="Source_20_Text">Authorization: Bearer {token}</text:span><text:line-break/>Query Parameters: <text:span text:style-name="Source_20_Text">page=1</text:span>, <text:span text:style-name="Source_20_Text">limit=10</text:span></text:p>
          </table:table-cell>
          <table:table-cell table:style-name="Table2.A1" office:value-type="string">
            <text:p text:style-name="Table_20_Contents">Status: 200 OK<text:line-break/>Content: <text:span text:style-name="Source_20_Text">{ "success": true, "data": [{ "id": 1, "user_id": 1, "content": "My first post", "created_at": "2023-03-20" }, ...] }</text:span></text:p>
          </table:table-cell>
          <table:table-cell table:style-name="Table2.A1" office:value-type="string">
            <text:p text:style-name="Table_20_Contents">Get a list of pos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/posts</text:span></text:p>
          </table:table-cell>
          <table:table-cell table:style-name="Table2.A1" office:value-type="string">
            <text:p text:style-name="Table_20_Contents">POST</text:p>
          </table:table-cell>
          <table:table-cell table:style-name="Table2.A1" office:value-type="string">
            <text:p text:style-name="Table_20_Contents">Headers: <text:span text:style-name="Source_20_Text">Authorization: Bearer {token}</text:span><text:line-break/>Content-Type: <text:span text:style-name="Source_20_Text">application/json</text:span><text:line-break/>Body: <text:span text:style-name="Source_20_Text">{ "user_id": 1, "content": "Check out my new adventure" }</text:span></text:p>
          </table:table-cell>
          <table:table-cell table:style-name="Table2.A1" office:value-type="string">
            <text:p text:style-name="Table_20_Contents">Status: 201 Created<text:line-break/>Content: <text:span text:style-name="Source_20_Text">{ "success": true, "data": { "id": 101, "user_id": 1, "content": "Check out my new adventure", "created_at": "2023-03-20" } }</text:span></text:p>
          </table:table-cell>
          <table:table-cell table:style-name="Table2.A1" office:value-type="string">
            <text:p text:style-name="Table_20_Contents">Create a new post</text:p>
          </table:table-cell>
        </table:table-row>
        <table:table-row>
          <table:table-cell table:style-name="Table2.A1" office:value-type="string">
            <text:p text:style-name="Table_20_Contents"><text:span text:style-name="Source_20_Text">/posts/</text:span><text:soft-page-break/><text:span text:style-name="Source_20_Text">{id}</text:span></text:p>
          </table:table-cell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Headers: <text:span text:style-name="Source_20_Text">Authorization: </text:span><text:soft-page-break/><text:span text:style-name="Source_20_Text">Bearer {token}</text:span></text:p>
          </table:table-cell>
          <table:table-cell table:style-name="Table2.A1" office:value-type="string">
            <text:p text:style-name="Table_20_Contents">Status: 200 OK<text:line-break/>Content: <text:span text:style-name="Source_20_Text">{ "id": 101, </text:span><text:soft-page-break/><text:span text:style-name="Source_20_Text">"user_id": 1, "content": "Check out my new adventure", "created_at": "2023-03-20" }</text:span></text:p>
          </table:table-cell>
          <table:table-cell table:style-name="Table2.A1" office:value-type="string">
            <text:p text:style-name="Table_20_Contents">Get a specific post by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/posts/{id}</text:span></text:p>
          </table:table-cell>
          <table:table-cell table:style-name="Table2.A1" office:value-type="string">
            <text:p text:style-name="Table_20_Contents">PUT</text:p>
          </table:table-cell>
          <table:table-cell table:style-name="Table2.A1" office:value-type="string">
            <text:p text:style-name="Table_20_Contents">Headers: <text:span text:style-name="Source_20_Text">Authorization: Bearer {token}</text:span><text:line-break/>Content-Type: <text:span text:style-name="Source_20_Text">application/json</text:span><text:line-break/>Body: <text:span text:style-name="Source_20_Text">{ "content": "Updated post content" }</text:span></text:p>
          </table:table-cell>
          <table:table-cell table:style-name="Table2.A1" office:value-type="string">
            <text:p text:style-name="Table_20_Contents">Status: 200 OK<text:line-break/>Content: <text:span text:style-name="Source_20_Text">{ "success": true, "data": { "id": 101, "content": "Updated post content", "updated_at": "2023-03-21" } }</text:span></text:p>
          </table:table-cell>
          <table:table-cell table:style-name="Table2.A1" office:value-type="string">
            <text:p text:style-name="Table_20_Contents">Update an existing post by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/posts/{id}</text:span></text:p>
          </table:table-cell>
          <table:table-cell table:style-name="Table2.A1" office:value-type="string">
            <text:p text:style-name="Table_20_Contents">DELETE</text:p>
          </table:table-cell>
          <table:table-cell table:style-name="Table2.A1" office:value-type="string">
            <text:p text:style-name="Table_20_Contents">Headers: <text:span text:style-name="Source_20_Text">Authorization: Bearer {token}</text:span></text:p>
          </table:table-cell>
          <table:table-cell table:style-name="Table2.A1" office:value-type="string">
            <text:p text:style-name="Table_20_Contents">Status: 204 No Content</text:p>
          </table:table-cell>
          <table:table-cell table:style-name="Table2.A1" office:value-type="string">
            <text:p text:style-name="Table_20_Contents">Delete a post by ID</text:p>
          </table:table-cell>
        </table:table-row>
      </table:table>
      <text:p text:style-name="Horizontal_20_Line"/>
      <text:p text:style-name="Text_20_body"><text:span text:style-name="Strong_20_Emphasis">Comments Resourc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URI/Endpoint</text:p>
            </table:table-cell>
            <table:table-cell table:style-name="Table3.A1" office:value-type="string">
              <text:p text:style-name="Table_20_Heading">HTTP Method</text:p>
            </table:table-cell>
            <table:table-cell table:style-name="Table3.A1" office:value-type="string">
              <text:p text:style-name="Table_20_Heading">Request Body</text:p>
            </table:table-cell>
            <table:table-cell table:style-name="Table3.A1" office:value-type="string">
              <text:p text:style-name="Table_20_Heading">Response Body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/comments</text:span></text:p>
          </table:table-cell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Header: <text:span text:style-name="Source_20_Text">Authorization: Bearer {token}</text:span><text:line-break/>Query Parameters: <text:span text:style-name="Source_20_Text">post_id=101</text:span></text:p>
          </table:table-cell>
          <table:table-cell table:style-name="Table3.A1" office:value-type="string">
            <text:p text:style-name="Table_20_Contents">Status: 200 OK<text:line-break/>Content: <text:span text:style-name="Source_20_Text">{ "success": true, "data": [{ "id": 1, "post_id": 101, "user_id": 1, "content": "Great post!", "created_at": "2023-03-20" }, ...] }</text:span></text:p>
          </table:table-cell>
          <table:table-cell table:style-name="Table3.A1" office:value-type="string">
            <text:p text:style-name="Table_20_Contents">Get all comments for a post</text:p>
          </table:table-cell>
        </table:table-row>
        <table:table-row>
          <table:table-cell table:style-name="Table3.A1" office:value-type="string">
            <text:p text:style-name="Table_20_Contents"><text:span text:style-name="Source_20_Text">/comments</text:span></text:p>
          </table:table-cell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Headers: <text:span text:style-name="Source_20_Text">Authorization: Bearer {token}</text:span><text:line-break/>Content-Type: <text:span text:style-name="Source_20_Text">application/json</text:span><text:line-break/>Body: <text:span text:style-name="Source_20_Text">{ "post_id": 101, "user_id": 1, "content": "Great post!" }</text:span></text:p>
          </table:table-cell>
          <table:table-cell table:style-name="Table3.A1" office:value-type="string">
            <text:p text:style-name="Table_20_Contents">Status: 201 Created<text:line-break/>Content: <text:span text:style-name="Source_20_Text">{ "success": true, "data": { "id": 1, "post_id": 101, "user_id": 1, "content": "Great post!", "created_at": "2023-03-20" } }</text:span></text:p>
          </table:table-cell>
          <table:table-cell table:style-name="Table3.A1" office:value-type="string">
            <text:p text:style-name="Table_20_Contents">Create a new comment</text:p>
          </table:table-cell>
        </table:table-row>
        <table:table-row>
          <table:table-cell table:style-name="Table3.A1" office:value-type="string">
            <text:p text:style-name="Table_20_Contents"><text:span text:style-name="Source_20_Text">/comments/{id}</text:span></text:p>
          </table:table-cell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Headers: <text:span text:style-name="Source_20_Text">Authorization: Bearer {token}</text:span></text:p>
          </table:table-cell>
          <table:table-cell table:style-name="Table3.A1" office:value-type="string">
            <text:p text:style-name="Table_20_Contents">Status: 200 OK<text:line-break/>Content: <text:span text:style-name="Source_20_Text">{ "id": 1, "post_id": 101, "user_id": 1, "content": "Great post!", "created_at": "2023-03-20" }</text:span></text:p>
          </table:table-cell>
          <table:table-cell table:style-name="Table3.A1" office:value-type="string">
            <text:p text:style-name="Table_20_Contents">Get a specific comment by ID</text:p>
          </table:table-cell>
        </table:table-row>
        <text:soft-page-break/>
        <table:table-row>
          <table:table-cell table:style-name="Table3.A1" office:value-type="string">
            <text:p text:style-name="Table_20_Contents"><text:span text:style-name="Source_20_Text">/comments/{id}</text:span></text:p>
          </table:table-cell>
          <table:table-cell table:style-name="Table3.A1" office:value-type="string">
            <text:p text:style-name="Table_20_Contents">PUT</text:p>
          </table:table-cell>
          <table:table-cell table:style-name="Table3.A1" office:value-type="string">
            <text:p text:style-name="Table_20_Contents">Headers: <text:span text:style-name="Source_20_Text">Authorization: Bearer {token}</text:span><text:line-break/>Content-Type: <text:span text:style-name="Source_20_Text">application/json</text:span><text:line-break/>Body: <text:span text:style-name="Source_20_Text">{ "content": "Updated comment" }</text:span></text:p>
          </table:table-cell>
          <table:table-cell table:style-name="Table3.A1" office:value-type="string">
            <text:p text:style-name="Table_20_Contents">Status: 200 OK<text:line-break/>Content: <text:span text:style-name="Source_20_Text">{ "success": true, "data": { "id": 1, "content": "Updated comment", "updated_at": "2023-03-21" } }</text:span></text:p>
          </table:table-cell>
          <table:table-cell table:style-name="Table3.A1" office:value-type="string">
            <text:p text:style-name="Table_20_Contents">Update an existing comment by ID</text:p>
          </table:table-cell>
        </table:table-row>
        <table:table-row>
          <table:table-cell table:style-name="Table3.A1" office:value-type="string">
            <text:p text:style-name="Table_20_Contents"><text:span text:style-name="Source_20_Text">/comments/{id}</text:span></text:p>
          </table:table-cell>
          <table:table-cell table:style-name="Table3.A1" office:value-type="string">
            <text:p text:style-name="Table_20_Contents">DELETE</text:p>
          </table:table-cell>
          <table:table-cell table:style-name="Table3.A1" office:value-type="string">
            <text:p text:style-name="Table_20_Contents">Headers: <text:span text:style-name="Source_20_Text">Authorization: Bearer {token}</text:span></text:p>
          </table:table-cell>
          <table:table-cell table:style-name="Table3.A1" office:value-type="string">
            <text:p text:style-name="Table_20_Contents">Status: 204 No Content</text:p>
          </table:table-cell>
          <table:table-cell table:style-name="Table3.A1" office:value-type="string">
            <text:p text:style-name="Table_20_Contents">Delete a comment by ID</text:p>
          </table:table-cell>
        </table:table-row>
      </table:table>
      <text:p text:style-name="Horizontal_20_Line"/>
      <text:p text:style-name="Text_20_body"><text:span text:style-name="Strong_20_Emphasis">Likes Resourc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URI/Endpoint</text:p>
            </table:table-cell>
            <table:table-cell table:style-name="Table4.A1" office:value-type="string">
              <text:p text:style-name="Table_20_Heading">HTTP Method</text:p>
            </table:table-cell>
            <table:table-cell table:style-name="Table4.A1" office:value-type="string">
              <text:p text:style-name="Table_20_Heading">Request Body</text:p>
            </table:table-cell>
            <table:table-cell table:style-name="Table4.A1" office:value-type="string">
              <text:p text:style-name="Table_20_Heading">Response Body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/likes</text:span></text:p>
          </table:table-cell>
          <table:table-cell table:style-name="Table4.A1" office:value-type="string">
            <text:p text:style-name="Table_20_Contents">POST</text:p>
          </table:table-cell>
          <table:table-cell table:style-name="Table4.A1" office:value-type="string">
            <text:p text:style-name="Table_20_Contents">Headers: <text:span text:style-name="Source_20_Text">Authorization: Bearer {token}</text:span><text:line-break/>Content-Type: <text:span text:style-name="Source_20_Text">application/json</text:span><text:line-break/>Body: <text:span text:style-name="Source_20_Text">{ "post_id": 101, "user_id": 1 }</text:span></text:p>
          </table:table-cell>
          <table:table-cell table:style-name="Table4.A1" office:value-type="string">
            <text:p text:style-name="Table_20_Contents">Status: 201 Created<text:line-break/>Content: <text:span text:style-name="Source_20_Text">{ "success": true, "data": { "id": 1, "post_id": 101, "user_id": 1, "created_at": "2023-03-20" } }</text:span></text:p>
          </table:table-cell>
          <table:table-cell table:style-name="Table4.A1" office:value-type="string">
            <text:p text:style-name="Table_20_Contents">Like a post</text:p>
          </table:table-cell>
        </table:table-row>
        <table:table-row>
          <table:table-cell table:style-name="Table4.A1" office:value-type="string">
            <text:p text:style-name="Table_20_Contents"><text:span text:style-name="Source_20_Text">/likes/{id}</text:span></text:p>
          </table:table-cell>
          <table:table-cell table:style-name="Table4.A1" office:value-type="string">
            <text:p text:style-name="Table_20_Contents">DELETE</text:p>
          </table:table-cell>
          <table:table-cell table:style-name="Table4.A1" office:value-type="string">
            <text:p text:style-name="Table_20_Contents">Headers: <text:span text:style-name="Source_20_Text">Authorization: Bearer {token}</text:span></text:p>
          </table:table-cell>
          <table:table-cell table:style-name="Table4.A1" office:value-type="string">
            <text:p text:style-name="Table_20_Contents">Status: 204 No Content</text:p>
          </table:table-cell>
          <table:table-cell table:style-name="Table4.A1" office:value-type="string">
            <text:p text:style-name="Table_20_Contents">Unlike a post by ID</text:p>
          </table:table-cell>
        </table:table-row>
      </table:table>
      <text:p text:style-name="Horizontal_20_Line"/>
      <text:p text:style-name="Text_20_body"><text:span text:style-name="Strong_20_Emphasis">Followers Resourc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URI/Endpoint</text:p>
            </table:table-cell>
            <table:table-cell table:style-name="Table5.A1" office:value-type="string">
              <text:p text:style-name="Table_20_Heading">HTTP Method</text:p>
            </table:table-cell>
            <table:table-cell table:style-name="Table5.A1" office:value-type="string">
              <text:p text:style-name="Table_20_Heading">Request Body</text:p>
            </table:table-cell>
            <table:table-cell table:style-name="Table5.A1" office:value-type="string">
              <text:p text:style-name="Table_20_Heading">Response Body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/followers</text:span></text:p>
          </table:table-cell>
          <table:table-cell table:style-name="Table5.A1" office:value-type="string">
            <text:p text:style-name="Table_20_Contents">POST</text:p>
          </table:table-cell>
          <table:table-cell table:style-name="Table5.A1" office:value-type="string">
            <text:p text:style-name="Table_20_Contents">Headers: <text:span text:style-name="Source_20_Text">Authorization: Bearer {token}</text:span><text:line-break/>Content-Type: <text:span text:style-name="Source_20_Text">application/json</text:span><text:line-break/>Body: <text:span text:style-name="Source_20_Text">{ "follower_id": 1, "following_id": 2 }</text:span></text:p>
          </table:table-cell>
          <table:table-cell table:style-name="Table5.A1" office:value-type="string">
            <text:p text:style-name="Table_20_Contents">Status: 201 Created<text:line-break/>Content: <text:span text:style-name="Source_20_Text">{ "success": true, "data": { "id": 1, "follower_id": 1, "following_id": 2, "created_at": "2023-03-20" } }</text:span></text:p>
          </table:table-cell>
          <table:table-cell table:style-name="Table5.A1" office:value-type="string">
            <text:p text:style-name="Table_20_Contents">Follow a user</text:p>
          </table:table-cell>
        </table:table-row>
        <table:table-row>
          <table:table-cell table:style-name="Table5.A1" office:value-type="string">
            <text:p text:style-name="Table_20_Contents"><text:span text:style-name="Source_20_Text">/followers/{id}</text:span></text:p>
          </table:table-cell>
          <table:table-cell table:style-name="Table5.A1" office:value-type="string">
            <text:p text:style-name="Table_20_Contents">DELETE</text:p>
          </table:table-cell>
          <table:table-cell table:style-name="Table5.A1" office:value-type="string">
            <text:p text:style-name="Table_20_Contents">Headers: <text:span text:style-name="Source_20_Text">Authorization: Bearer {token}</text:span></text:p>
          </table:table-cell>
          <table:table-cell table:style-name="Table5.A1" office:value-type="string">
            <text:p text:style-name="Table_20_Contents">Status: 204 No Content</text:p>
          </table:table-cell>
          <table:table-cell table:style-name="Table5.A1" office:value-type="string">
            <text:p text:style-name="Table_20_Contents">Unfollow a user by ID</text:p>
          </table:table-cell>
        </table:table-row>
      </table:table>
      <text:p text:style-name="Horizontal_20_Line"/>
      <text:h text:style-name="Heading_20_3" text:outline-level="3"><text:soft-page-break/>Part 2: Implementation (Example for Users)</text:h>
      <text:p text:style-name="Text_20_body">This section shows a basic implementation using <text:span text:style-name="Strong_20_Emphasis">Node.js</text:span> and <text:span text:style-name="Strong_20_Emphasis">Express</text:span> for the Users resourc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5:17:00.985486812</meta:creation-date>
    <dc:date>2025-03-03T16:03:27.902559175</dc:date>
    <meta:editing-duration>PT36M16S</meta:editing-duration>
    <meta:editing-cycles>1</meta:editing-cycles>
    <meta:document-statistic meta:table-count="5" meta:image-count="0" meta:object-count="0" meta:page-count="5" meta:paragraph-count="136" meta:word-count="725" meta:character-count="5235" meta:non-whitespace-character-count="4651"/>
    <meta:generator>LibreOffice/7.3.7.2$Linux_X86_64 LibreOffice_project/30$Build-2</meta:generator>
  </office:meta>
</office:document-meta>
</file>